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dash" draw:stroke-dash="Fine_20_Dashed" svg:stroke-color="#000000" svg:stroke-opacity="100%" draw:opacity="0%" draw:textarea-vertical-align="middle" draw:shadow-opacity="0%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969cm" svg:height="20.701cm" svg:x="9.382cm" svg:y="4.302cm">
          <text:p/>
        </draw:rect>
        <draw:rect draw:style-name="gr1" draw:text-style-name="P1" draw:layer="layout" svg:width="4.191cm" svg:height="4.191cm" svg:x="1.381cm" svg:y="5.699cm">
          <text:p/>
        </draw:rect>
        <draw:line draw:style-name="gr2" draw:text-style-name="P1" draw:layer="layout" svg:x1="9.382cm" svg:y1="6.334cm" svg:x2="5.572cm" svg:y2="6.334cm">
          <text:p/>
        </draw:line>
        <draw:line draw:style-name="gr2" draw:text-style-name="P1" draw:layer="layout" svg:x1="9.382cm" svg:y1="7.223cm" svg:x2="5.572cm" svg:y2="7.223cm">
          <text:p/>
        </draw:line>
        <draw:line draw:style-name="gr2" draw:text-style-name="P1" draw:layer="layout" svg:x1="5.572cm" svg:y1="8.112cm" svg:x2="9.382cm" svg:y2="8.112cm">
          <text:p/>
        </draw:line>
        <draw:line draw:style-name="gr2" draw:text-style-name="P1" draw:layer="layout" svg:x1="9.382cm" svg:y1="9.001cm" svg:x2="5.572cm" svg:y2="9.001cm">
          <text:p/>
        </draw:line>
        <draw:frame draw:style-name="gr3" draw:layer="layout" svg:width="1.649cm" svg:height="0.963cm" svg:x="3.794cm" svg:y="5.826cm">
          <draw:text-box>
            <text:p>+5V</text:p>
          </draw:text-box>
        </draw:frame>
        <draw:frame draw:style-name="gr4" draw:layer="layout" svg:width="1.594cm" svg:height="0.963cm" svg:x="4.048cm" svg:y="6.715cm">
          <draw:text-box>
            <text:p>DIN</text:p>
          </draw:text-box>
        </draw:frame>
        <draw:frame draw:style-name="gr5" draw:layer="layout" svg:width="2.305cm" svg:height="0.963cm" svg:x="3.413cm" svg:y="7.657cm">
          <draw:text-box>
            <text:p>DOUT</text:p>
          </draw:text-box>
        </draw:frame>
        <draw:frame draw:style-name="gr3" draw:layer="layout" svg:width="1.912cm" svg:height="0.963cm" svg:x="3.533cm" svg:y="8.546cm">
          <draw:text-box>
            <text:p>GND</text:p>
          </draw:text-box>
        </draw:frame>
        <draw:frame draw:style-name="gr3" draw:layer="layout" svg:width="5.265cm" svg:height="0.963cm" svg:x="9.451cm" svg:y="6.768cm">
          <draw:text-box>
            <text:p>PMODA:8 (RG7)</text:p>
          </draw:text-box>
        </draw:frame>
        <draw:frame draw:style-name="gr3" draw:layer="layout" svg:width="5.265cm" svg:height="0.963cm" svg:x="9.451cm" svg:y="7.731cm">
          <draw:text-box>
            <text:p>PMODA:9 (RG8)</text:p>
          </draw:text-box>
        </draw:frame>
        <draw:frame draw:style-name="gr3" draw:layer="layout" svg:width="5.675cm" svg:height="0.963cm" svg:x="9.422cm" svg:y="8.673cm">
          <draw:text-box>
            <text:p>PMODA:11 (GND)</text:p>
          </draw:text-box>
        </draw:frame>
        <draw:frame draw:style-name="gr3" draw:layer="layout" svg:width="3.978cm" svg:height="0.963cm" svg:x="9.382cm" svg:y="5.826cm">
          <draw:text-box>
            <text:p>VBAR (+5V)</text:p>
          </draw:text-box>
        </draw:frame>
        <draw:frame draw:style-name="gr3" draw:layer="layout" svg:width="1.975cm" svg:height="0.963cm" svg:x="1.762cm" svg:y="6.842cm">
          <draw:text-box>
            <text:p>Xbee</text:p>
          </draw:text-box>
        </draw:frame>
        <draw:rect draw:style-name="gr1" draw:text-style-name="P1" draw:layer="layout" svg:width="3.429cm" svg:height="1.651cm" svg:x="11.541cm" svg:y="1.635cm">
          <text:p/>
        </draw:rect>
        <draw:frame draw:style-name="gr3" draw:layer="layout" svg:width="3.237cm" svg:height="0.963cm" svg:x="11.606cm" svg:y="1.942cm">
          <draw:text-box>
            <text:p>5V Power</text:p>
          </draw:text-box>
        </draw:frame>
        <draw:line draw:style-name="gr2" draw:text-style-name="P1" draw:layer="layout" svg:x1="13.192cm" svg:y1="3.286cm" svg:x2="13.192cm" svg:y2="4.302cm">
          <text:p/>
        </draw:line>
        <draw:frame draw:style-name="gr3" draw:layer="layout" svg:width="4.418cm" svg:height="0.963cm" svg:x="10.779cm" svg:y="10.398cm">
          <draw:text-box>
            <text:p>Servo 1:PWM</text:p>
          </draw:text-box>
        </draw:frame>
        <draw:frame draw:style-name="gr3" draw:layer="layout" svg:width="4.418cm" svg:height="0.963cm" svg:x="10.806cm" svg:y="12.643cm">
          <draw:text-box>
            <text:p>Servo 2:PWM</text:p>
          </draw:text-box>
        </draw:frame>
        <draw:frame draw:style-name="gr3" draw:layer="layout" svg:width="4.591cm" svg:height="0.963cm" svg:x="10.76cm" svg:y="11.114cm">
          <draw:text-box>
            <text:p>Servo 1:VBAR</text:p>
          </draw:text-box>
        </draw:frame>
        <draw:frame draw:style-name="gr3" draw:layer="layout" svg:width="4.591cm" svg:height="0.963cm" svg:x="10.779cm" svg:y="13.304cm">
          <draw:text-box>
            <text:p>Servo 2:VBAR</text:p>
          </draw:text-box>
        </draw:frame>
        <draw:frame draw:style-name="gr3" draw:layer="layout" svg:width="4.274cm" svg:height="0.963cm" svg:x="10.76cm" svg:y="11.721cm">
          <draw:text-box>
            <text:p>Servo 1:GND</text:p>
          </draw:text-box>
        </draw:frame>
        <draw:frame draw:style-name="gr3" draw:layer="layout" svg:width="4.274cm" svg:height="0.963cm" svg:x="10.779cm" svg:y="13.954cm">
          <draw:text-box>
            <text:p>Servo 2:GND</text:p>
          </draw:text-box>
        </draw:frame>
        <draw:ellipse draw:style-name="gr1" draw:text-style-name="P1" draw:layer="layout" svg:width="2.413cm" svg:height="2.032cm" svg:x="17.129cm" svg:y="10.779cm">
          <text:p/>
        </draw:ellipse>
        <draw:ellipse draw:style-name="gr1" draw:text-style-name="P1" draw:layer="layout" svg:width="2.413cm" svg:height="2.032cm" svg:x="17.129cm" svg:y="12.938cm">
          <text:p/>
        </draw:ellipse>
        <draw:frame draw:style-name="gr3" draw:layer="layout" svg:width="1.383cm" svg:height="0.963cm" svg:x="17.637cm" svg:y="11.287cm">
          <draw:text-box>
            <text:p>M1</text:p>
          </draw:text-box>
        </draw:frame>
        <draw:frame draw:style-name="gr3" draw:layer="layout" svg:width="1.383cm" svg:height="0.963cm" svg:x="17.651cm" svg:y="13.446cm">
          <draw:text-box>
            <text:p>M2</text:p>
          </draw:text-box>
        </draw:frame>
        <draw:line draw:style-name="gr2" draw:text-style-name="P1" draw:layer="layout" svg:x1="15.351cm" svg:y1="11.033cm" svg:x2="17.637cm" svg:y2="11.033cm">
          <text:p/>
        </draw:line>
        <draw:line draw:style-name="gr2" draw:text-style-name="P1" draw:layer="layout" svg:x1="15.351cm" svg:y1="11.541cm" svg:x2="17.129cm" svg:y2="11.541cm">
          <text:p/>
        </draw:line>
        <draw:line draw:style-name="gr2" draw:text-style-name="P1" draw:layer="layout" svg:x1="15.351cm" svg:y1="12.176cm" svg:x2="17.129cm" svg:y2="12.176cm">
          <text:p/>
        </draw:line>
        <draw:line draw:style-name="gr2" draw:text-style-name="P1" draw:layer="layout" svg:x1="15.351cm" svg:y1="13.192cm" svg:x2="17.51cm" svg:y2="13.192cm">
          <text:p/>
        </draw:line>
        <draw:line draw:style-name="gr2" draw:text-style-name="P1" draw:layer="layout" svg:x1="15.351cm" svg:y1="13.827cm" svg:x2="17.129cm" svg:y2="13.827cm">
          <text:p/>
        </draw:line>
        <draw:line draw:style-name="gr2" draw:text-style-name="P1" draw:layer="layout" svg:x1="15.351cm" svg:y1="14.462cm" svg:x2="17.383cm" svg:y2="14.462cm">
          <text:p/>
        </draw:line>
        <draw:frame draw:style-name="gr3" draw:layer="layout" svg:width="1.806cm" svg:height="0.963cm" svg:x="9.49cm" svg:y="15.332cm">
          <draw:text-box>
            <text:p>SDA</text:p>
          </draw:text-box>
        </draw:frame>
        <draw:frame draw:style-name="gr3" draw:layer="layout" svg:width="1.734cm" svg:height="0.963cm" svg:x="9.544cm" svg:y="16.048cm">
          <draw:text-box>
            <text:p>SCL</text:p>
          </draw:text-box>
        </draw:frame>
        <draw:frame draw:style-name="gr3" draw:layer="layout" svg:width="1.806cm" svg:height="0.963cm" svg:x="9.598cm" svg:y="16.691cm">
          <draw:text-box>
            <text:p>3.3V</text:p>
          </draw:text-box>
        </draw:frame>
        <draw:frame draw:style-name="gr3" draw:layer="layout" svg:width="1.912cm" svg:height="0.963cm" svg:x="9.575cm" svg:y="17.436cm">
          <draw:text-box>
            <text:p>GND</text:p>
          </draw:text-box>
        </draw:frame>
        <draw:line draw:style-name="gr6" draw:text-style-name="P1" draw:layer="layout" svg:x1="9.382cm" svg:y1="15.859cm" svg:x2="1.635cm" svg:y2="15.859cm">
          <text:p/>
        </draw:line>
        <draw:line draw:style-name="gr6" draw:text-style-name="P1" draw:layer="layout" svg:x1="9.382cm" svg:y1="16.494cm" svg:x2="1.635cm" svg:y2="16.494cm">
          <text:p/>
        </draw:line>
        <draw:line draw:style-name="gr2" draw:text-style-name="P1" draw:layer="layout" svg:x1="9.382cm" svg:y1="17.129cm" svg:x2="1.762cm" svg:y2="17.129cm">
          <text:p/>
        </draw:line>
        <draw:line draw:style-name="gr2" draw:text-style-name="P1" draw:layer="layout" svg:x1="9.382cm" svg:y1="17.891cm" svg:x2="1.762cm" svg:y2="17.891cm">
          <text:p/>
        </draw:line>
        <draw:frame draw:style-name="gr3" draw:layer="layout" svg:width="1.488cm" svg:height="0.963cm" svg:x="11.287cm" svg:y="16.166cm">
          <draw:text-box>
            <text:p>I2C</text:p>
          </draw:text-box>
        </draw:frame>
        <draw:frame draw:style-name="gr3" draw:layer="layout" svg:width="3.36cm" svg:height="0.963cm" svg:x="12.049cm" svg:y="15.215cm">
          <draw:text-box>
            <text:p>PMODA:7</text:p>
          </draw:text-box>
        </draw:frame>
        <draw:frame draw:style-name="gr3" draw:layer="layout" svg:width="3.711cm" svg:height="0.963cm" svg:x="11.749cm" svg:y="17.516cm">
          <draw:text-box>
            <text:p>PMODA:10</text:p>
          </draw:text-box>
        </draw:frame>
        <draw:line draw:style-name="gr2" draw:text-style-name="P1" draw:layer="layout" svg:x1="17.002cm" svg:y1="15.732cm" svg:x2="15.351cm" svg:y2="15.732cm">
          <text:p/>
        </draw:line>
        <draw:line draw:style-name="gr2" draw:text-style-name="P1" draw:layer="layout" svg:x1="17.002cm" svg:y1="17.891cm" svg:x2="15.351cm" svg:y2="17.891cm">
          <text:p/>
        </draw:line>
        <draw:frame draw:style-name="gr3" draw:layer="layout" svg:width="2.623cm" svg:height="0.963cm" svg:x="17.1cm" svg:y="15.259cm">
          <draw:text-box>
            <text:p>TEMP1</text:p>
          </draw:text-box>
        </draw:frame>
        <draw:frame draw:style-name="gr3" draw:layer="layout" svg:width="2.623cm" svg:height="0.963cm" svg:x="16.901cm" svg:y="17.46cm">
          <draw:text-box>
            <text:p>TEMP2</text:p>
          </draw:text-box>
        </draw:frame>
        <draw:rect draw:style-name="gr7" draw:text-style-name="P1" draw:layer="layout" svg:width="1.651cm" svg:height="3.048cm" svg:x="9.763cm" svg:y="15.351cm">
          <text:p/>
        </draw:rect>
        <draw:rect draw:style-name="gr8" draw:text-style-name="P1" draw:layer="layout" svg:width="2.032cm" svg:height="2.159cm" svg:x="2.443cm" svg:y="19.288cm">
          <text:p text:style-name="P1"/>
        </draw:rect>
        <draw:rect draw:style-name="gr1" draw:text-style-name="P1" draw:layer="layout" svg:width="4.318cm" svg:height="2.159cm" svg:x="4.683cm" svg:y="19.288cm">
          <text:p/>
        </draw:rect>
        <draw:line draw:style-name="gr2" draw:text-style-name="P1" draw:layer="layout" svg:x1="2.778cm" svg:y1="15.859cm" svg:x2="2.778cm" svg:y2="19.288cm">
          <text:p/>
        </draw:line>
        <draw:line draw:style-name="gr2" draw:text-style-name="P1" draw:layer="layout" svg:x1="6.334cm" svg:y1="15.859cm" svg:x2="6.334cm" svg:y2="19.288cm">
          <text:p/>
        </draw:line>
        <draw:line draw:style-name="gr2" draw:text-style-name="P1" draw:layer="layout" svg:x1="3.286cm" svg:y1="16.494cm" svg:x2="3.286cm" svg:y2="19.288cm">
          <text:p/>
        </draw:line>
        <draw:line draw:style-name="gr2" draw:text-style-name="P1" draw:layer="layout" svg:x1="6.842cm" svg:y1="16.494cm" svg:x2="6.842cm" svg:y2="19.288cm">
          <text:p/>
        </draw:line>
        <draw:line draw:style-name="gr2" draw:text-style-name="P1" draw:layer="layout" svg:x1="3.794cm" svg:y1="17.129cm" svg:x2="3.794cm" svg:y2="19.288cm">
          <text:p/>
        </draw:line>
        <draw:line draw:style-name="gr2" draw:text-style-name="P1" draw:layer="layout" svg:x1="7.35cm" svg:y1="17.129cm" svg:x2="7.35cm" svg:y2="19.288cm">
          <text:p/>
        </draw:line>
        <draw:line draw:style-name="gr2" draw:text-style-name="P1" draw:layer="layout" svg:x1="4.302cm" svg:y1="17.891cm" svg:x2="4.302cm" svg:y2="19.288cm">
          <text:p/>
        </draw:line>
        <draw:line draw:style-name="gr2" draw:text-style-name="P1" draw:layer="layout" svg:x1="7.858cm" svg:y1="17.891cm" svg:x2="7.858cm" svg:y2="19.288cm">
          <text:p/>
        </draw:line>
        <draw:frame draw:style-name="gr3" draw:layer="layout" svg:width="1.844cm" svg:height="0.963cm" svg:x="2.524cm" svg:y="19.796cm">
          <draw:text-box>
            <text:p>GPS</text:p>
          </draw:text-box>
        </draw:frame>
        <draw:frame draw:style-name="gr3" draw:layer="layout" svg:width="4.587cm" svg:height="0.963cm" svg:x="4.541cm" svg:y="19.796cm">
          <draw:text-box>
            <text:p>Magnetometer</text:p>
          </draw:text-box>
        </draw:frame>
        <draw:frame draw:style-name="gr3" draw:layer="layout" svg:width="4.24cm" svg:height="0.963cm" svg:x="11.033cm" svg:y="20.738cm">
          <draw:text-box>
            <text:p>DEBUG USB</text:p>
          </draw:text-box>
        </draw:frame>
        <draw:frame draw:style-name="gr5" draw:layer="layout" svg:width="4.054cm" svg:height="0.963cm" svg:x="11.16cm" svg:y="22.135cm">
          <draw:text-box>
            <text:p>UART4 USB</text:p>
          </draw:text-box>
        </draw:frame>
        <draw:rect draw:style-name="gr1" draw:text-style-name="P1" draw:layer="layout" svg:width="2.794cm" svg:height="2.794cm" svg:x="16.875cm" svg:y="20.431cm">
          <text:p/>
        </draw:rect>
        <draw:frame draw:style-name="gr3" draw:layer="layout" svg:width="1.383cm" svg:height="0.963cm" svg:x="17.51cm" svg:y="21.32cm">
          <draw:text-box>
            <text:p>PC</text:p>
          </draw:text-box>
        </draw:frame>
        <draw:custom-shape draw:style-name="gr9" draw:text-style-name="P1" draw:layer="layout" svg:width="1.524cm" svg:height="0.508cm" svg:x="15.351cm" svg:y="20.9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524cm" svg:height="0.508cm" svg:x="15.351cm" svg:y="22.3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Wall</meta:initial-creator>
    <meta:creation-date>2018-09-19T08:10:13.58</meta:creation-date>
    <dc:date>2018-09-19T10:02:09</dc:date>
    <dc:creator>Richard Wall</dc:creator>
    <meta:editing-duration>PT1H36M21S</meta:editing-duration>
    <meta:editing-cycles>4</meta:editing-cycles>
    <meta:generator>OpenOffice/4.1.5$Win32 OpenOffice.org_project/415m1$Build-9789</meta:generator>
    <meta:document-statistic meta:object-count="68"/>
  </office:meta>
</office:document-meta>
</file>